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How to create an ANSI Escape Code</text:span></text:p>
          </draw:text-box>
        </draw:frame>
        <draw:frame presentation:style-name="pr2" draw:text-style-name="P3" draw:layer="layout" svg:width="25.199cm" svg:height="12.661cm" svg:x="1.4cm" svg:y="3.685cm" presentation:class="subtitle" presentation:user-transformed="true">
          <draw:text-box>
            <text:p text:style-name="P2">A. It has to start with an escape sequence</text:p>
            <text:p text:style-name="P2"><text:tab/>1. \x1b</text:p>
            <text:p text:style-name="P2"><text:tab/>2. \033</text:p>
            <text:p text:style-name="P2"><text:tab/>3. \e</text:p>
            <text:p text:style-name="P2"/>
            <text:p text:style-name="P2">B. It has to have a [ marking the start of the rest of the code, “m” (without the quotes) marking the end. And, every part of the code has to be separated by a ;</text:p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12.661cm" svg:x="1.4cm" svg:y="1.185cm" presentation:class="subtitle" presentation:user-transformed="true">
          <draw:text-box>
            <text:p text:style-name="P5">C. Choose your style by putting one of the numbers after the [</text:p>
            <text:p text:style-name="P5"><text:tab/>0. Reset</text:p>
            <text:p text:style-name="P5"><text:tab/>1. Bold</text:p>
            <text:p text:style-name="P5"><text:tab/>2. Faint</text:p>
            <text:p text:style-name="P5"><text:tab/>3. Italic</text:p>
            <text:p text:style-name="P5"><text:tab/>4. Underline</text:p>
            <text:p text:style-name="P5"><text:tab/>5. Blink</text:p>
            <text:p text:style-name="P6"><text:span text:style-name="T2"><text:tab/></text:span><text:span text:style-name="T2">7. </text:span>Invert</text:p>
            <text:p text:style-name="P5"><text:tab/>8. Conceal/Hidden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5T14:16:57.792000000</meta:creation-date>
    <dc:date>2023-08-15T14:35:02.333000000</dc:date>
    <meta:editing-duration>PT18M5S</meta:editing-duration>
    <meta:editing-cycles>1</meta:editing-cycles>
    <meta:document-statistic meta:object-count="28"/>
    <meta:generator>LibreOffice/7.4.7.2$Windows_X86_64 LibreOffice_project/723314e595e8007d3cf785c16538505a1c878ca5</meta:generator>
  </office:meta>
</office:document-meta>
</file>